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2" style:family="paragraph" style:parent-style-name="Heading_20_3">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3" style:family="paragraph" style:parent-style-name="Text_20_body">
      <style:paragraph-properties fo:text-align="start" style:justify-single-word="false"/>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P4" style:family="paragraph" style:parent-style-name="Text_20_body">
      <style:paragraph-properties fo:text-align="start" style:justify-single-word="false"/>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5" style:family="paragraph" style:parent-style-name="Text_20_body">
      <style:paragraph-properties fo:text-align="start" style:justify-single-word="false"/>
      <style:text-properties style:font-name="Times New Roman" fo:font-size="14pt" fo:font-style="italic" style:font-size-asian="14pt" style:font-style-asian="italic" style:font-size-complex="14pt" style:font-style-complex="italic"/>
    </style:style>
    <style:style style:name="P6" style:family="paragraph" style:parent-style-name="Text_20_body">
      <style:paragraph-properties fo:text-align="justify" style:justify-single-word="false"/>
      <style:text-properties style:font-name="Times New Roman" fo:font-size="14pt" officeooo:paragraph-rsid="002225d0" style:font-size-asian="14pt" style:font-size-complex="14pt"/>
    </style:style>
    <style:style style:name="P7" style:family="paragraph" style:parent-style-name="Text_20_body">
      <style:paragraph-properties fo:text-align="justify" style:justify-single-word="false"/>
      <style:text-properties style:font-name="Times New Roman" fo:font-size="14pt" officeooo:paragraph-rsid="001f8a78" style:font-size-asian="14pt" style:font-size-complex="14pt"/>
    </style:style>
    <style:style style:name="P8" style:family="paragraph" style:parent-style-name="Text_20_body">
      <style:paragraph-properties fo:text-align="justify" style:justify-single-word="false"/>
      <style:text-properties style:font-name="Times New Roman" fo:font-size="14pt" officeooo:paragraph-rsid="00210248" style:font-size-asian="14pt" style:font-size-complex="14pt"/>
    </style:style>
    <style:style style:name="P9" style:family="paragraph" style:parent-style-name="Text_20_body">
      <style:paragraph-properties fo:text-align="start" style:justify-single-word="false"/>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T1" style:family="text">
      <style:text-properties officeooo:rsid="00210248"/>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A comprehensive review of model compression techniques in machine</text:h>
      <text:p text:style-name="P1">Learning</text:p>
      <text:p text:style-name="P3"/>
      <text:p text:style-name="P4">Applied Intelligence (2024) 54:11804–11844<text:tab/><text:tab/><text:tab/> <text:s text:c="8"/>September 2024</text:p>
      <text:p text:style-name="P9"/>
      <text:p text:style-name="P5"><text:span text:style-name="T3">Keywords: Lightweight design approaches · Neural network compression · Architectural innovations</text:span><text:tab/></text:p>
      <text:p text:style-name="P6"/>
      <text:p text:style-name="P6"><text:tab/>Bu makale, makine öğrenimi (ML) ve derin öğrenme (DL) modellerinin verimliliğini artırmak için model sıkıştırma tekniklerinin kapsamlı bir incelemesini sunmaktadır. ML modelleri, artan karmaşıklıkları ve veri yoğunlukları nedeniyle önemli ölçüde daha fazla hesaplama gücüne ihtiyaç duymaktadır. Özellikle mobil cihazlar, uç bilgi işlem ve Nesnelerin İnterneti (IoT) gibi kaynak kısıtlı ortamlarda bu modellerin dağıtımı, sınırlı donanım kapasiteleri sebebiyle zorluk yaratmaktadır. </text:p>
      <text:p text:style-name="P7"><text:tab/>Makale, model sıkıştırmanın yalnızca donanım sınırlamalarını aşmak için değil, aynı zamanda yapay zekâ (AI) teknolojisinin sürdürülebilir gelişimi için kritik olduğunu vurgulamaktadır. Çeşitli sıkıştırma tekniklerinin incelenmesi, performans ile hesaplama talebi arasındaki dinamik dengeyi ortaya koymakta ve bu dengeyi optimize etmenin önemine dikkat çekmektedir. Ayrıca, hibrit sıkıştırma yöntemleri ve uygulamaya özgü sıkıştırma stratejilerinin akıllıca seçilmesine olanak tanıyan çerçevelerin geliştirilmesinin, alanın gelecekteki gelişiminde kilit bir rol oynayacağı öngörülmektedir.</text:p>
      <text:p text:style-name="P8"><text:tab/>Çalışma, model sıkıştırma tekniklerini detaylı bir şekilde analiz etmiş ve bu teknikleri beş ana kategoriye ayırmıştır: <text:span text:style-name="T1">Pruning(budama)</text:span>, kuantizasyon, düşük dereceli faktorizasyon, bilgi distilasyonu ve transfer öğrenme. Budama, daha az önemli parametreleri kaldırarak model boyutunu ve hesaplama karmaşıklığını azaltırken, kuantizasyon model parametrelerinin hassasiyetini düşürerek hafıza kullanımını azaltmakta ve işlem hızını artırmaktadır. </text:p>
      <text:p text:style-name="P8"><text:tab/>Düşük dereceli faktorizasyon, büyük ağırlık matrislerini daha küçük bileşenlere ayırarak model sıkıştırmayı sağlarken, bilgi distilasyonu, büyük modellerin davranışını daha küçük modellere aktararak hem performansı hem de hesaplama verimliliğini artırmaktadır. Transfer öğrenme ise, önceden eğitilmiş modellerin yeni görevler için yeniden kullanılmasını sağlayarak, veri toplama ve eğitim sürelerini önemli ölçüde kısaltmaktadır. Makale ayrıca, SqueezeNet, MobileNet ve EfficientNet gibi hafif model tasarımlarını ve bu modellerin sıkıştırma teknikleri ile <text:soft-page-break/>entegrasyonunu ele almıştır. Bu tasarımlar, kaynak kısıtlı ortamlarda yüksek performans sağlamak için optimize edilmiştir ve gerçek dünya uygulamalarında etkili olduklarını kanıtlamıştır.</text:p>
      <text:p text:style-name="P8"><text:tab/>Araştırma, model sıkıştırma tekniklerinin, ML ve DL modellerinin verimliliğini artırmak ve sürdürülebilir AI çözümleri geliştirmek için kritik bir araç olduğunu ortaya koymaktadır. Bu teknikler, yalnızca donanım sınırlamalarını aşmakla kalmamış, aynı zamanda farklı sektörlerde gerçek dünya uygulamalarını mümkün kılmıştır. Çalışma, sıkıştırılmış modellerin daha az enerji tüketerek ve daha hızlı işlem yaparak mobil cihazlar, IoT sistemleri ve uç bilgi işlem platformları gibi alanlarda nasıl kullanılabileceğini göstermektedir. </text:p>
      <text:p text:style-name="P8"><text:tab/>Gelecekte, hibrit sıkıştırma yöntemlerinin daha yaygın kullanılması ve uygulamaya özgü sıkıştırma stratejilerinin geliştirilmesi önerilmektedir. Ayrıca, akıllı çerçeveler ve otomatik sıkıştırma yöntemleri gibi yenilikçi çözümler, AI modellerinin daha verimli ve yaygın bir şekilde kullanılmasını sağlayabilir. Bu çalışma, hem araştırmacılar hem de uygulayıcılar için kapsamlı bir rehber sunarak, etkili ve sorumlu makine öğrenimi uygulamalarının geliştirilmesine katkıda bulunmaktadı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1T17:22:43.807200451</meta:creation-date>
    <dc:date>2025-03-06T11:14:34.263155541</dc:date>
    <meta:editing-duration>PT8M43S</meta:editing-duration>
    <meta:editing-cycles>10</meta:editing-cycles>
    <meta:generator>LibreOffice/7.3.7.2$Linux_X86_64 LibreOffice_project/30$Build-2</meta:generator>
    <meta:document-statistic meta:table-count="0" meta:image-count="0" meta:object-count="0" meta:page-count="2" meta:paragraph-count="10" meta:word-count="407" meta:character-count="3518" meta:non-whitespace-character-count="3101"/>
  </office:meta>
</office:document-meta>
</file>